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4cm" fo:min-width="5.228cm"/>
    </style:style>
    <style:style style:name="gr2" style:family="graphic" style:parent-style-name="standard">
      <style:graphic-properties draw:textarea-horizontal-align="justify" draw:textarea-vertical-align="middle" draw:auto-grow-height="false" fo:min-height="1.828cm" fo:min-width="3.78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36cm" fo:min-width="3.956cm"/>
    </style:style>
    <style:style style:name="gr5" style:family="graphic" style:parent-style-name="standard">
      <style:graphic-properties draw:textarea-horizontal-align="justify" draw:textarea-vertical-align="middle" draw:auto-grow-height="false" fo:min-height="2.2cm" fo:min-width="3.35cm"/>
    </style:style>
    <style:style style:name="gr6" style:family="graphic" style:parent-style-name="standard">
      <style:graphic-properties draw:textarea-horizontal-align="justify" draw:textarea-vertical-align="middle" draw:auto-grow-height="false" fo:min-height="1.64cm" fo:min-width="4.66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388cm" fo:min-width="2.83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8.1cm" svg:height="3.3cm" svg:x="3.3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8cm" svg:height="3.3cm" svg:x="6.5cm" svg:y="5.8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6.8cm" svg:height="3.3cm" svg:x="7.5cm" svg:y="10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7.35cm" svg:y1="4.7cm" svg:x2="6.5cm" svg:y2="7.45cm" draw:start-shape="id1" draw:end-shape="id2" svg:d="M7350 4700l-850 2750" svg:viewBox="0 0 851 2751">
          <text:p/>
        </draw:connector>
        <draw:connector draw:style-name="gr3" draw:text-style-name="P2" draw:layer="layout" draw:type="line" svg:x1="9.9cm" svg:y1="9.1cm" svg:x2="11.75cm" svg:y2="10cm" draw:start-shape="id2" draw:end-shape="id3" draw:end-glue-point="4" svg:d="M9900 9100l1850 900" svg:viewBox="0 0 1851 901">
          <text:p/>
        </draw:connector>
        <draw:custom-shape draw:style-name="gr4" draw:text-style-name="P1" xml:id="id7" draw:id="id7" draw:layer="layout" svg:width="6.3cm" svg:height="2.1cm" svg:x="6cm" svg:y="23.7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7.7cm" svg:height="4.9cm" svg:x="8.2cm" svg:y="15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0.9cm" svg:y1="13.3cm" svg:x2="12.05cm" svg:y2="15cm" draw:start-shape="id3" draw:start-glue-point="8" draw:end-shape="id4" svg:d="M10900 13300l1150 1700" svg:viewBox="0 0 1151 1701">
          <text:p/>
        </draw:connector>
        <draw:custom-shape draw:style-name="gr6" draw:text-style-name="P1" xml:id="id5" draw:id="id5" draw:layer="layout" svg:width="8.2cm" svg:height="3cm" svg:x="1.2cm" svg:y="18.4cm">
          <text:p text:style-name="P1">druku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8.2cm" svg:y1="17.45cm" svg:x2="5.3cm" svg:y2="18.4cm" draw:start-shape="id4" draw:start-glue-point="5" draw:end-shape="id5" svg:d="M8200 17450h-2900v950" svg:viewBox="0 0 2901 951">
          <text:p text:style-name="P1">nie</text:p>
        </draw:connector>
        <draw:custom-shape draw:style-name="gr8" draw:text-style-name="P1" xml:id="id6" draw:id="id6" draw:layer="layout" svg:width="5.3cm" svg:height="2.6cm" svg:x="14.8cm" svg:y="18.3cm">
          <text:p text:style-name="P1">druku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15.9cm" svg:y1="17.45cm" svg:x2="18.113cm" svg:y2="18.3cm" draw:start-shape="id4" draw:start-glue-point="7" draw:end-shape="id6" draw:end-glue-point="4" svg:d="M15900 17450h2213v850" svg:viewBox="0 0 2214 851">
          <text:p text:style-name="P1">tak</text:p>
        </draw:connector>
        <draw:connector draw:style-name="gr3" draw:text-style-name="P2" draw:layer="layout" draw:type="line" svg:x1="5.3cm" svg:y1="21.4cm" svg:x2="6.922cm" svg:y2="24.007cm" draw:start-shape="id5" draw:end-shape="id7" draw:end-glue-point="5" svg:d="M5300 21400l1622 2607" svg:viewBox="0 0 1623 2608">
          <text:p/>
        </draw:connector>
        <draw:connector draw:style-name="gr3" draw:text-style-name="P2" draw:layer="layout" draw:type="line" svg:x1="17.118cm" svg:y1="20.9cm" svg:x2="11.378cm" svg:y2="24.007cm" draw:end-shape="id7" draw:end-glue-point="11" svg:d="M17118 20900l-5740 3107" svg:viewBox="0 0 5741 31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2:05:04.408963226</meta:creation-date>
    <dc:date>2019-10-31T12:33:27.169767641</dc:date>
    <meta:editing-duration>PT17M12S</meta:editing-duration>
    <meta:editing-cycles>2</meta:editing-cycles>
    <meta:generator>LibreOffice/6.0.7.3$Linux_X86_64 LibreOffice_project/00m0$Build-3</meta:generator>
    <meta:document-statistic meta:object-count="14"/>
  </office:meta>
</office:document-meta>
</file>